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759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084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1.65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" fo:font-size="26pt" fo:font-style="normal" fo:text-shadow="1pt 1pt" fo:font-weight="normal" style:font-size-asian="26pt" style:font-style-asian="normal" style:font-weight-asian="normal" style:font-size-complex="26pt" style:font-style-complex="normal" style:font-weight-complex="normal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6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T1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normal" style:font-name-asian="Trebuchet MS" style:font-size-asian="28pt" style:language-asian="ar" style:country-asian="SA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language="en" fo:country="US" fo:font-style="normal" fo:text-shadow="none" fo:font-weight="bold" style:font-name-asian="Trebuchet MS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language="en" fo:country="US" fo:font-style="normal" fo:text-shadow="none" style:text-underline-style="none" fo:font-weight="bold" style:font-name-asian="Trebuchet MS" style:font-size-asian="24pt" style:language-asian="ar" style:country-asian="SA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style:font-name="Segoe UI" fo:font-size="36pt" fo:language="en" fo:country="US" fo:font-style="normal" fo:text-shadow="none" style:text-underline-style="none" fo:font-weight="bold" style:font-name-asian="Trebuchet MS" style:font-size-asian="36pt" style:language-asian="ar" style:country-asian="SA" style:font-style-asian="normal" style:font-weight-asian="bold" style:font-size-complex="36pt" style:font-style-complex="normal" style:font-weight-complex="bold"/>
    </style:style>
    <style:style style:name="T5" style:family="text">
      <style:text-properties fo:color="#000000" style:font-name="Segoe UI" fo:font-size="35pt" fo:language="en" fo:country="US" fo:font-style="normal" fo:text-shadow="none" style:text-underline-style="none" fo:font-weight="bold" style:font-name-asian="Trebuchet MS" style:font-size-asian="35pt" style:language-asian="ar" style:country-asian="SA" style:font-style-asian="normal" style:font-weight-asian="bold" style:font-size-complex="35pt" style:font-style-complex="normal" style:font-weight-complex="bold"/>
    </style:style>
    <style:style style:name="T6" style:family="text">
      <style:text-properties fo:color="#000000" style:font-name="Segoe UI" fo:font-size="20pt" fo:language="en" fo:country="US" fo:font-style="normal" fo:text-shadow="none" style:text-underline-style="none" fo:font-weight="bold" style:font-name-asian="Trebuchet MS" style:font-size-asian="20pt" style:language-asian="ar" style:country-asian="SA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950</text:span></text:p>
            <text:p text:style-name="P1"><text:span text:style-name="T2">“</text:span><text:span text:style-name="T2">Splendor and Hono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892cm" svg:height="7.011cm" svg:x="1.524cm" svg:y="0.648cm">
          <draw:text-box>
            <text:p text:style-name="P1"><text:span text:style-name="T3">1. </text:span><text:span text:style-name="T4">Splendor and honor, </text:span></text:p>
            <text:p text:style-name="P1"><text:span text:style-name="T4">majesty and power</text:span></text:p>
            <text:p text:style-name="P1"><text:span text:style-name="T4">Are Yours, O Lord God,</text:span></text:p>
            <text:p text:style-name="P1"><text:span text:style-name="T4">fount of ev'ry bless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4" draw:layer="layout" svg:width="24.892cm" svg:height="6.009cm" svg:x="1.524cm" svg:y="0.762cm">
          <draw:text-box>
            <text:p text:style-name="P1"><text:span text:style-name="T4">For by Your bidding</text:span></text:p>
            <text:p text:style-name="P1"><text:span text:style-name="T4">was the whole creation</text:span></text:p>
            <text:p text:style-name="P1"><text:span text:style-name="T4">Called into be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5" draw:layer="layout" svg:width="24.892cm" svg:height="7.366cm" svg:x="1.524cm" svg:y="0.762cm">
          <draw:text-box>
            <text:p text:style-name="P1"><text:span text:style-name="T3">2. </text:span><text:span text:style-name="T5">Praised be the true Lamb,</text:span></text:p>
            <text:p text:style-name="P1"><text:span text:style-name="T5">slain for our redemption</text:span></text:p>
            <text:p text:style-name="P1"><text:span text:style-name="T5">By whose self-off'ring</text:span></text:p>
            <text:p text:style-name="P1"><text:span text:style-name="T5">we are made God's peopl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6" draw:text-style-name="P5" draw:layer="layout" svg:width="24.892cm" svg:height="5.334cm" svg:x="1.524cm" svg:y="0.762cm">
          <draw:text-box>
            <text:p text:style-name="P1"><text:span text:style-name="T5">A priestly kingdom,</text:span></text:p>
            <text:p text:style-name="P1"><text:span text:style-name="T5">from all tongues and nations,</text:span></text:p>
            <text:p text:style-name="P1"><text:span text:style-name="T5">Called to God's serv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6.162cm" svg:height="7.011cm" svg:x="1.27cm" svg:y="0.508cm">
          <draw:text-box>
            <text:p text:style-name="P1"><text:span text:style-name="T3">3. </text:span><text:span text:style-name="T4">To the Almighty,</text:span></text:p>
            <text:p text:style-name="P1"><text:span text:style-name="T4">throned in heav,nly splendor,</text:span></text:p>
            <text:p text:style-name="P1"><text:span text:style-name="T4">And to the Savior,</text:span></text:p>
            <text:p text:style-name="P1"><text:span text:style-name="T4">Christ the Lamb and Shepher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7" draw:text-style-name="P4" draw:layer="layout" svg:width="24.892cm" svg:height="11.901cm" svg:x="1.524cm" svg:y="0.849cm">
          <draw:text-box>
            <text:p text:style-name="P1"><text:span text:style-name="T4">Be adoration,</text:span></text:p>
            <text:p text:style-name="P1"><text:span text:style-name="T4">praise, and glory given,</text:span></text:p>
            <text:p text:style-name="P1"><text:span text:style-name="T4">Now and forever.</text:span></text:p>
            <text:p text:style-name="P1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1990 Hope Publishing Co.</text:span></text:p>
            <text:p text:style-name="P6"><text:span text:style-name="T6">Used by Permission:</text:span></text:p>
            <text:p text:style-name="P6"><text:span text:style-name="T6">LSB Hymn License</text:span></text:p>
            <text:p text:style-name="P6"><text:span text:style-name="T6">.NET, no. 100001103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22:39:21.892000000</meta:creation-date>
    <dc:date>2019-01-20T12:37:48.760000000</dc:date>
    <meta:editing-duration>PT27M27S</meta:editing-duration>
    <meta:editing-cycles>9</meta:editing-cycles>
    <meta:generator>LibreOffice/6.1.3.2$Windows_X86_64 LibreOffice_project/86daf60bf00efa86ad547e59e09d6bb77c699acb</meta:generator>
    <meta:document-statistic meta:object-count="137"/>
  </office:meta>
</office:document-meta>
</file>